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2in" fo:margin-right="0in" fo:text-indent="0in" style:auto-text-indent="false" style:page-number="auto"/>
      <style:text-properties style:font-name="Courier New" officeooo:rsid="0012950c" officeooo:paragraph-rsid="0012950c"/>
    </style:style>
    <style:style style:name="P2" style:family="paragraph" style:parent-style-name="Standard">
      <style:paragraph-properties fo:margin-left="2in" fo:margin-right="0in" fo:text-indent="0in" style:auto-text-indent="false"/>
      <style:text-properties style:font-name="Courier New" officeooo:rsid="0012950c" officeooo:paragraph-rsid="0012950c"/>
    </style:style>
    <style:style style:name="P3" style:family="paragraph" style:parent-style-name="Standard">
      <style:paragraph-properties fo:margin-left="2in" fo:margin-right="0in" fo:text-indent="0in" style:auto-text-indent="false"/>
      <style:text-properties style:font-name="Courier New" fo:font-weight="bold" officeooo:rsid="0012950c" officeooo:paragraph-rsid="0012950c" style:font-weight-asian="bold" style:font-weight-complex="bold"/>
    </style:style>
    <style:style style:name="P4" style:family="paragraph" style:parent-style-name="Standard" style:master-page-name="">
      <style:paragraph-properties fo:margin-left="0in" fo:margin-right="0in" fo:text-indent="0in" style:auto-text-indent="false" style:page-number="auto"/>
      <style:text-properties style:font-name="Courier New" officeooo:rsid="0012950c" officeooo:paragraph-rsid="0012950c"/>
    </style:style>
    <style:style style:name="P5" style:family="paragraph" style:parent-style-name="Standard">
      <style:paragraph-properties fo:margin-left="0in" fo:margin-right="0in" fo:text-indent="0in" style:auto-text-indent="false"/>
      <style:text-properties style:font-name="Courier New" officeooo:rsid="0012950c" officeooo:paragraph-rsid="0012950c"/>
    </style:style>
    <style:style style:name="P6" style:family="paragraph" style:parent-style-name="Standard">
      <style:paragraph-properties fo:margin-left="0in" fo:margin-right="0in" fo:text-indent="0in" style:auto-text-indent="false"/>
      <style:text-properties style:font-name="Courier New" fo:font-size="10pt" officeooo:rsid="0014cc80" officeooo:paragraph-rsid="0014cc80" style:font-size-asian="10pt" style:font-size-complex="10pt"/>
    </style:style>
    <style:style style:name="P7" style:family="paragraph" style:parent-style-name="Standard">
      <style:paragraph-properties fo:margin-left="0in" fo:margin-right="0in" fo:text-indent="0in" style:auto-text-indent="false"/>
      <style:text-properties style:font-name="Courier New" fo:font-size="10pt" officeooo:rsid="0014cc80" officeooo:paragraph-rsid="00150dd1" style:font-size-asian="10pt" style:font-size-complex="10pt"/>
    </style:style>
    <style:style style:name="P8" style:family="paragraph" style:parent-style-name="Standard">
      <style:paragraph-properties fo:margin-left="0in" fo:margin-right="0in" fo:text-indent="0in" style:auto-text-indent="false"/>
      <style:text-properties style:font-name="Courier New" fo:font-size="10pt" officeooo:rsid="0014cc80" officeooo:paragraph-rsid="0016febe" style:font-size-asian="10pt" style:font-size-complex="10pt"/>
    </style:style>
    <style:style style:name="P9" style:family="paragraph" style:parent-style-name="Standard">
      <style:paragraph-properties fo:margin-left="0in" fo:margin-right="0in" fo:text-indent="0in" style:auto-text-indent="false"/>
      <style:text-properties style:font-name="Courier New" fo:font-size="10pt" officeooo:rsid="00161875" officeooo:paragraph-rsid="00161875" style:font-size-asian="10pt" style:font-size-complex="10pt"/>
    </style:style>
    <style:style style:name="P10" style:family="paragraph" style:parent-style-name="Standard">
      <style:paragraph-properties fo:margin-left="0in" fo:margin-right="0in" fo:text-indent="0in" style:auto-text-indent="false"/>
      <style:text-properties style:font-name="Courier New" fo:font-size="10pt" officeooo:rsid="00161875" officeooo:paragraph-rsid="0016febe" style:font-size-asian="10pt" style:font-size-complex="10pt"/>
    </style:style>
    <style:style style:name="P11" style:family="paragraph" style:parent-style-name="Standard">
      <style:paragraph-properties fo:margin-left="0in" fo:margin-right="0in" fo:text-indent="0in" style:auto-text-indent="false"/>
      <style:text-properties style:font-name="Courier New" fo:font-size="10pt" officeooo:rsid="00182ce6" officeooo:paragraph-rsid="00182ce6" style:font-size-asian="10pt" style:font-size-complex="10pt"/>
    </style:style>
    <style:style style:name="P12" style:family="paragraph" style:parent-style-name="Standard">
      <style:paragraph-properties fo:margin-left="0in" fo:margin-right="0in" fo:text-indent="0in" style:auto-text-indent="false"/>
      <style:text-properties style:font-name="Courier New" fo:font-size="10pt" officeooo:rsid="0019c229" officeooo:paragraph-rsid="0019c229" style:font-size-asian="10pt" style:font-size-complex="10pt"/>
    </style:style>
    <style:style style:name="P13" style:family="paragraph" style:parent-style-name="Standard">
      <style:paragraph-properties fo:margin-left="0in" fo:margin-right="0in" fo:text-indent="0in" style:auto-text-indent="false"/>
      <style:text-properties style:font-name="Courier New" fo:font-size="10pt" officeooo:rsid="001f30a5" officeooo:paragraph-rsid="001f30a5" style:font-size-asian="10pt" style:font-size-complex="10pt"/>
    </style:style>
    <style:style style:name="P14" style:family="paragraph" style:parent-style-name="Standard">
      <style:paragraph-properties fo:margin-left="0in" fo:margin-right="0in" fo:text-indent="0in" style:auto-text-indent="false"/>
      <style:text-properties style:font-name="Courier New" fo:font-size="10pt" fo:font-weight="bold" officeooo:rsid="0016febe" officeooo:paragraph-rsid="0016febe" style:font-size-asian="10pt" style:font-weight-asian="bold" style:font-size-complex="10pt" style:font-weight-complex="bold"/>
    </style:style>
    <style:style style:name="P15" style:family="paragraph" style:parent-style-name="Standard">
      <style:paragraph-properties fo:margin-left="0in" fo:margin-right="0in" fo:text-indent="0in" style:auto-text-indent="false"/>
      <style:text-properties officeooo:paragraph-rsid="0012950c"/>
    </style:style>
    <style:style style:name="P16" style:family="paragraph" style:parent-style-name="Standard">
      <style:paragraph-properties fo:margin-left="0in" fo:margin-right="0in" fo:text-indent="0in" style:auto-text-indent="false" fo:break-before="page"/>
      <style:text-properties style:font-name="Courier New" fo:font-size="10pt" fo:font-weight="bold" officeooo:rsid="0016febe" officeooo:paragraph-rsid="0016febe" style:font-size-asian="10pt" style:font-weight-asian="bold" style:font-size-complex="10pt" style:font-weight-complex="bold"/>
    </style:style>
    <style:style style:name="P17" style:family="paragraph" style:parent-style-name="Standard">
      <style:paragraph-properties fo:margin-left="0in" fo:margin-right="0in" fo:text-indent="0in" style:auto-text-indent="false"/>
      <style:text-properties style:font-name="Courier New" fo:font-weight="bold" officeooo:rsid="0012950c" officeooo:paragraph-rsid="0012950c" style:font-weight-asian="bold" style:font-weight-complex="bold"/>
    </style:style>
    <style:style style:name="P18" style:family="paragraph" style:parent-style-name="Standard">
      <style:paragraph-properties fo:margin-left="0in" fo:margin-right="0in" fo:text-indent="0in" style:auto-text-indent="false"/>
      <style:text-properties style:font-name="Courier New" style:text-underline-style="solid" style:text-underline-width="auto" style:text-underline-color="font-color" officeooo:rsid="0012950c" officeooo:paragraph-rsid="0012950c"/>
    </style:style>
    <style:style style:name="P19" style:family="paragraph" style:parent-style-name="Standard">
      <style:paragraph-properties fo:margin-left="0in" fo:margin-right="0in" fo:text-indent="0in" style:auto-text-indent="false"/>
      <style:text-properties style:font-name="Courier New" officeooo:rsid="0012950c" officeooo:paragraph-rsid="0012950c"/>
    </style:style>
    <style:style style:name="P20" style:family="paragraph" style:parent-style-name="Standard">
      <style:paragraph-properties fo:margin-left="0in" fo:margin-right="0in" fo:text-indent="0in" style:auto-text-indent="false"/>
      <style:text-properties style:font-name="Courier New" fo:font-size="10pt" fo:font-weight="bold" officeooo:rsid="0016febe" officeooo:paragraph-rsid="0016febe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ourier New" officeooo:rsid="0012950c"/>
    </style:style>
    <style:style style:name="T3" style:family="text">
      <style:text-properties style:font-name="Courier New" style:text-underline-style="solid" style:text-underline-width="auto" style:text-underline-color="font-color" officeooo:rsid="0012950c"/>
    </style:style>
    <style:style style:name="T4" style:family="text">
      <style:text-properties style:font-name="Courier New" style:text-underline-style="none" officeooo:rsid="0012950c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officeooo:rsid="001f0a64"/>
    </style:style>
    <style:style style:name="T9" style:family="text">
      <style:text-properties officeooo:rsid="001f30a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CPSC 8220 – Spring 2017</text:p>
      <text:p text:style-name="P2">Project #1: Device Driver</text:p>
      <text:p text:style-name="P2">Due: <text:s text:c="7"/>2 March 2017</text:p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5"/>
      <text:p text:style-name="P5"/>
      <text:p text:style-name="P5"/>
      <text:p text:style-name="P5"/>
      <text:p text:style-name="P5"/>
      <text:p text:style-name="P5">The following driver and user code <text:span text:style-name="T8">are</text:span> the result<text:span text:style-name="T8">s</text:span> of the collaborative effort of <text:span text:style-name="T7">Team eXtreme</text:span><text:span text:style-name="T1">:</text:span></text:p>
      <text:p text:style-name="P17"/>
      <text:p text:style-name="P18">x <text:s text:c="68"/></text:p>
      <text:p text:style-name="P5">Ashwin Kumar Vajantri [aashwin@g.clemson.edu]</text:p>
      <text:p text:style-name="P5"/>
      <text:p text:style-name="P18">x <text:s text:c="72"/></text:p>
      <text:p text:style-name="P5">Kunwar Deep Singh Toor [ktoor@g.clemson.edu]</text:p>
      <text:p text:style-name="P5"/>
      <text:p text:style-name="P18">x <text:s text:c="72"/></text:p>
      <text:p text:style-name="P15"><text:span text:style-name="T4">Matthew Pfister </text:span><text:span text:style-name="T2">[mpfiste@g.clemson.edu]</text:span></text:p>
      <text:p text:style-name="P15"><text:span text:style-name="T2"><text:line-break/></text:span><text:span text:style-name="T3">x <text:s text:c="72"/></text:span></text:p>
      <text:p text:style-name="P5">Rohith Raju [rraju@g.clemson.edu]</text:p>
      <text:p text:style-name="P5"/>
      <text:p text:style-name="P18">x <text:s text:c="66"/></text:p>
      <text:p text:style-name="P5">Saroj Kumar Dash [sdash@g.clemson.edu]</text:p>
      <text:p text:style-name="P5"><text:line-break/><text:span text:style-name="T5">x <text:s text:c="72"/></text:span></text:p>
      <text:p text:style-name="P5"><text:span text:style-name="T6">Vishnuprabhu Thirugnanasambandam </text:span>[vthirug@g.clemson.edu]</text:p>
      <text:p text:style-name="P16">// START OF DEVICE DRIVER CODE</text:p>
      <text:p text:style-name="P11">// Description: </text:p>
      <text:p text:style-name="P11">// <text:s text:c="3"/>Device driver for the Kyouko3 PCIe graphics card </text:p>
      <text:p text:style-name="P11">// <text:s text:c="3"/>featuring the ability to issue commands to draw triangles </text:p>
      <text:p text:style-name="P11">// <text:s text:c="3"/>via the FIFO queue and DMA buffers.</text:p>
      <text:p text:style-name="P6"/>
      <text:p text:style-name="P6">#include "mymod.h" </text:p>
      <text:p text:style-name="P6"/>
      <text:p text:style-name="P6">#include &lt;linux/cdev.h&gt; // for struct cdev </text:p>
      <text:p text:style-name="P6">#include &lt;linux/delay.h&gt; // for udelay </text:p>
      <text:p text:style-name="P6">#include &lt;linux/fs.h&gt; // for struct file_operations </text:p>
      <text:p text:style-name="P6">#include &lt;linux/interrupt.h&gt; // for request irq </text:p>
      <text:p text:style-name="P6">#include &lt;linux/irqreturn.h&gt; // for irqreturn_t </text:p>
      <text:p text:style-name="P6">#include &lt;linux/mm_types.h&gt; // for u32 and u64 </text:p>
      <text:p text:style-name="P6">#include &lt;linux/mod_devicetable.h&gt; // for struct pci_device_id </text:p>
      <text:p text:style-name="P6">#include &lt;linux/module.h&gt; // for MODULE_LICENSE and MODULE_AUTHOR </text:p>
      <text:p text:style-name="P6">#include &lt;linux/pci.h&gt; // for struct pci_driver </text:p>
      <text:p text:style-name="P6">#include &lt;linux/sched.h&gt; // for schedule </text:p>
      <text:p text:style-name="P6">#include &lt;linux/spinlock.h&gt; // for spinlock_t </text:p>
      <text:p text:style-name="P6">#include &lt;linux/spinlock_types.h&gt; // SPIN_LOCK_UNLOCKED </text:p>
      <text:p text:style-name="P6">#include &lt;linux/wait.h&gt; // for wait_event_interruptible </text:p>
      <text:p text:style-name="P6">#include &lt;asm/io.h&gt; // for ioremap </text:p>
      <text:p text:style-name="P6">#include &lt;asm/uaccess.h&gt; // for copy_from_user </text:p>
      <text:p text:style-name="P6">#include &lt;asm/current.h&gt; // for current </text:p>
      <text:p text:style-name="P6">#include &lt;asm/mman.h&gt; // for PROT_READ and PROT_WRITE </text:p>
      <text:p text:style-name="P6"/>
      <text:p text:style-name="P6">MODULE_LICENSE("Proprietary"); </text:p>
      <text:p text:style-name="P13">MODULE_AUTHOR("Team eXtreme");</text:p>
      <text:p text:style-name="P6">DECLARE_WAIT_QUEUE_HEAD(dma_not_full); // For waiting for non-full buffer queue. </text:p>
      <text:p text:style-name="P6">DECLARE_WAIT_QUEUE_HEAD(dma_empty); <text:s text:c="3"/>// For waiting for empty buffer queue. </text:p>
      <text:p text:style-name="P6"/>
      <text:p text:style-name="P6">// ~~ Device Info </text:p>
      <text:p text:style-name="P6">#define KYOUKO3_MAJOR 500 </text:p>
      <text:p text:style-name="P6">#define KYOUKO3_MINOR 127 </text:p>
      <text:p text:style-name="P6"/>
      <text:p text:style-name="P6">#define PCI_VENDOR_ID_CCORSI 0x1234 </text:p>
      <text:p text:style-name="P6">#define PCI_DEVICE_ID_CCORSI_KYOUKO3 0x1113 </text:p>
      <text:p text:style-name="P6"/>
      <text:p text:style-name="P6">#define CONTROL_SIZE 65536 </text:p>
      <text:p text:style-name="P6">// ~~ </text:p>
      <text:p text:style-name="P6"/>
      <text:p text:style-name="P6">// ~~ Registers </text:p>
      <text:p text:style-name="P6">#define DeviceVRAM 0x0020 </text:p>
      <text:p text:style-name="P6"/>
      <text:p text:style-name="P6">#define FifoStart 0x1020 </text:p>
      <text:p text:style-name="P6">#define FifoEnd 0x1024 </text:p>
      <text:p text:style-name="P6">#define FifoHead 0x4010 </text:p>
      <text:p text:style-name="P6">#define FifoTail 0x4014 </text:p>
      <text:p text:style-name="P6"/>
      <text:p text:style-name="P6">#define FrameColumns 0x8000 </text:p>
      <text:p text:style-name="P6">#define FrameRows 0x8004 </text:p>
      <text:p text:style-name="P6">#define FrameRowPitch 0x8008 </text:p>
      <text:p text:style-name="P6">#define FramePixelFormat 0x800C </text:p>
      <text:p text:style-name="P6">#define FrameStartAddress 0x8010 </text:p>
      <text:p text:style-name="P6"/>
      <text:p text:style-name="P6">#define EncoderWidth 0x9000 </text:p>
      <text:p text:style-name="P6">#define EncoderHeight 0x9004 </text:p>
      <text:p text:style-name="P6">#define EncoderOffsetX 0x9008 </text:p>
      <text:p text:style-name="P6">#define EncoderOffsetY 0x900C </text:p>
      <text:p text:style-name="P6">#define EncoderFrame 0x9010 </text:p>
      <text:p text:style-name="P6"/>
      <text:p text:style-name="P6">#define ConfigAcceleration 0x1010 </text:p>
      <text:p text:style-name="P6">#define ConfigModeSet 0x1008 </text:p>
      <text:p text:style-name="P6">#define ConfigInterrupt 0x100C </text:p>
      <text:p text:style-name="P6"><text:soft-page-break/><text:s/></text:p>
      <text:p text:style-name="P6">#define InterruptStatus 0x4008 </text:p>
      <text:p text:style-name="P6">#define BufferAAddress 0x2000 </text:p>
      <text:p text:style-name="P6">#define BufferAConfig 0x2008 </text:p>
      <text:p text:style-name="P6"/>
      <text:p text:style-name="P6">#define DrawClearColor4fBlue 0x5100 </text:p>
      <text:p text:style-name="P6">#define DrawClearColor4fGreen 0x5104 </text:p>
      <text:p text:style-name="P6">#define DrawClearColor4fRed 0x5108 </text:p>
      <text:p text:style-name="P6">#define DrawClearColor4fAlpha 0x510C </text:p>
      <text:p text:style-name="P6"/>
      <text:p text:style-name="P6">#define RasterClear 0x3008 </text:p>
      <text:p text:style-name="P6">// ~~ </text:p>
      <text:p text:style-name="P6"/>
      <text:p text:style-name="P6">// ~~ Buffer Info </text:p>
      <text:p text:style-name="P6">#define FIFO_ENTRIES 1024 </text:p>
      <text:p text:style-name="P6">#define DMA_NUM_BUFFS 8 </text:p>
      <text:p text:style-name="P6">#define DMA_BUFF_SIZE 126976u </text:p>
      <text:p text:style-name="P6">// ~~ </text:p>
      <text:p text:style-name="P6"/>
      <text:p text:style-name="P6">// ~~ Clear Color </text:p>
      <text:p text:style-name="P6">#define CLEAR_RED 0.3f </text:p>
      <text:p text:style-name="P6">#define CLEAR_GREEN 0.3f </text:p>
      <text:p text:style-name="P6">#define CLEAR_BLUE 0.3f </text:p>
      <text:p text:style-name="P6">// ~~ </text:p>
      <text:p text:style-name="P6"/>
      <text:p text:style-name="P6">// ~~ FIFO Queue </text:p>
      <text:p text:style-name="P6">struct fifo_entry { </text:p>
      <text:p text:style-name="P6"><text:s text:c="3"/>u32 command; </text:p>
      <text:p text:style-name="P6"><text:s text:c="3"/>u32 value; </text:p>
      <text:p text:style-name="P6">}; </text:p>
      <text:p text:style-name="P6"/>
      <text:p text:style-name="P6">struct fifo { </text:p>
      <text:p text:style-name="P6"><text:s text:c="3"/>u64 p_base; </text:p>
      <text:p text:style-name="P6"><text:s text:c="3"/>struct fifo_entry *k_base; </text:p>
      <text:p text:style-name="P6"><text:s text:c="3"/>u32 head; </text:p>
      <text:p text:style-name="P6"><text:s text:c="3"/>u32 tail_cache; </text:p>
      <text:p text:style-name="P6">}; </text:p>
      <text:p text:style-name="P6">//~~ </text:p>
      <text:p text:style-name="P6"/>
      <text:p text:style-name="P6">// ~~ DMA Buffer </text:p>
      <text:p text:style-name="P6">struct dma_buffer { </text:p>
      <text:p text:style-name="P6"><text:s text:c="3"/>u64 p_base; <text:s text:c="10"/>// physical address on the card </text:p>
      <text:p text:style-name="P6"><text:s text:c="3"/>unsigned int* k_base; // kernel virtual address </text:p>
      <text:p text:style-name="P6"><text:s text:c="3"/>unsigned long u_base; // user virtual address </text:p>
      <text:p text:style-name="P6"><text:s text:c="3"/>int stored_count; <text:s text:c="4"/>// number of bytes in buffer </text:p>
      <text:p text:style-name="P6">}; </text:p>
      <text:p text:style-name="P6"/>
      <text:p text:style-name="P6">// ~~ God Structure </text:p>
      <text:p text:style-name="P6">struct kyouko3 { </text:p>
      <text:p text:style-name="P6"><text:s text:c="3"/>struct cdev cdev; </text:p>
      <text:p text:style-name="P6"><text:s text:c="3"/>struct pci_dev* pci_dev; </text:p>
      <text:p text:style-name="P6"><text:s text:c="3"/>unsigned long p_control_base; </text:p>
      <text:p text:style-name="P6"><text:s text:c="3"/>unsigned long p_ram_card_base; </text:p>
      <text:p text:style-name="P6"><text:s text:c="3"/>unsigned int* k_control_base; </text:p>
      <text:p text:style-name="P6"><text:s text:c="3"/>unsigned int* k_ram_card_base; </text:p>
      <text:p text:style-name="P6"><text:s text:c="3"/>struct fifo fifo; </text:p>
      <text:p text:style-name="P6"><text:s text:c="3"/>_Bool graphics_on; </text:p>
      <text:p text:style-name="P6"><text:s text:c="3"/>_Bool dma_mapped; </text:p>
      <text:p text:style-name="P6"><text:s text:c="3"/>struct dma_buffer dma_buffers[DMA_NUM_BUFFS]; </text:p>
      <text:p text:style-name="P6"><text:s text:c="3"/>int fill; </text:p>
      <text:p text:style-name="P6"><text:s text:c="3"/>int drain; </text:p>
      <text:p text:style-name="P6"><text:s text:c="3"/>int queued_count; </text:p>
      <text:p text:style-name="P6">} kyouko3; </text:p>
      <text:p text:style-name="P6">// ~~ </text:p>
      <text:p text:style-name="P6"><text:soft-page-break/><text:s/>// ~~ Helper methods </text:p>
      <text:p text:style-name="P6">unsigned int K_READ_REGISTER(unsigned int reg) { </text:p>
      <text:p text:style-name="P6"><text:s text:c="3"/>udelay(1); </text:p>
      <text:p text:style-name="P6"><text:s text:c="3"/>rmb(); </text:p>
      <text:p text:style-name="P6"><text:s text:c="3"/>return *(kyouko3.k_control_base + (reg &gt;&gt; 2)); </text:p>
      <text:p text:style-name="P6">} </text:p>
      <text:p text:style-name="P6"/>
      <text:p text:style-name="P6">void K_WRITE_REGISTER(unsigned int reg, unsigned int value) { </text:p>
      <text:p text:style-name="P6"><text:s text:c="3"/>udelay(1); </text:p>
      <text:p text:style-name="P6"><text:s text:c="3"/>*(kyouko3.k_control_base + (reg &gt;&gt; 2)) = value; </text:p>
      <text:p text:style-name="P6">} </text:p>
      <text:p text:style-name="P6"/>
      <text:p text:style-name="P6">void FIFO_WRITE(unsigned int reg, unsigned int value) { </text:p>
      <text:p text:style-name="P6"><text:s text:c="3"/>kyouko3.fifo.k_base[kyouko3.fifo.head].command = reg; </text:p>
      <text:p text:style-name="P6"><text:s text:c="3"/>kyouko3.fifo.k_base[kyouko3.fifo.head].value = value; </text:p>
      <text:p text:style-name="P6"><text:s text:c="3"/>++kyouko3.fifo.head; </text:p>
      <text:p text:style-name="P6"><text:s text:c="3"/>if(kyouko3.fifo.head &gt;= FIFO_ENTRIES) kyouko3.fifo.head = 0; </text:p>
      <text:p text:style-name="P6">} </text:p>
      <text:p text:style-name="P6">//~~ </text:p>
      <text:p text:style-name="P6"/>
      <text:p text:style-name="P6">// ~~ Interrupt Handler </text:p>
      <text:p text:style-name="P6">irqreturn_t dma_intr(int irq, void *dev_id, struct pt_regs *regs) { </text:p>
      <text:p text:style-name="P6"><text:s text:c="3"/>unsigned int iflags; </text:p>
      <text:p text:style-name="P6"><text:s text:c="3"/></text:p>
      <text:p text:style-name="P6"><text:s text:c="3"/>iflags = K_READ_REGISTER(InterruptStatus); </text:p>
      <text:p text:style-name="P6"><text:s text:c="3"/>K_WRITE_REGISTER(InterruptStatus, iflags &amp; 0xf); </text:p>
      <text:p text:style-name="P6"><text:s text:c="3"/>if((iflags &amp; 0x02) == 0) return (IRQ_NONE); </text:p>
      <text:p text:style-name="P6"/>
      <text:p text:style-name="P6"><text:s text:c="3"/>--kyouko3.queued_count; </text:p>
      <text:p text:style-name="P6"><text:s text:c="3"/>kyouko3.drain = (kyouko3.drain + 1) % DMA_NUM_BUFFS; </text:p>
      <text:p text:style-name="P6"/>
      <text:p text:style-name="P6"><text:s text:c="3"/>if(kyouko3.queued_count + 1 == DMA_NUM_BUFFS) </text:p>
      <text:p text:style-name="P6"><text:s text:c="6"/>wake_up_interruptible(&amp;dma_not_full); </text:p>
      <text:p text:style-name="P6"/>
      <text:p text:style-name="P6"><text:s text:c="3"/>if(kyouko3.queued_count != 0) { </text:p>
      <text:p text:style-name="P6"><text:s text:c="6"/>FIFO_WRITE(BufferAAddress,kyouko3.dma_buffers[kyouko3.drain].p_base); </text:p>
      <text:p text:style-name="P6"><text:s text:c="6"/>FIFO_WRITE(BufferAConfig,kyouko3.dma_buffers[kyouko3.drain].stored_count); </text:p>
      <text:p text:style-name="P6"><text:s text:c="6"/>K_WRITE_REGISTER(FifoHead,kyouko3.fifo.head); </text:p>
      <text:p text:style-name="P6"><text:s text:c="3"/>} </text:p>
      <text:p text:style-name="P6"><text:s text:c="3"/>else <text:s/>wake_up_interruptible(&amp;dma_empty); </text:p>
      <text:p text:style-name="P6"/>
      <text:p text:style-name="P6"><text:s text:c="3"/>return (IRQ_HANDLED); </text:p>
      <text:p text:style-name="P6">} </text:p>
      <text:p text:style-name="P6">// ~~ </text:p>
      <text:p text:style-name="P6"/>
      <text:p text:style-name="P6">// ~~ DMA Commands </text:p>
      <text:p text:style-name="P6">unsigned long bind_dma(struct file* fp) { </text:p>
      <text:p text:style-name="P6"><text:s text:c="3"/>int i, result; </text:p>
      <text:p text:style-name="P6"/>
      <text:p text:style-name="P6"><text:s text:c="3"/>if(kyouko3.dma_mapped) { </text:p>
      <text:p text:style-name="P6"><text:s text:c="6"/>printk(KERN_ALERT "User tried to bind DMA multiple times.\n"); </text:p>
      <text:p text:style-name="P6"><text:s text:c="6"/>return 0; </text:p>
      <text:p text:style-name="P6"><text:s text:c="3"/>} </text:p>
      <text:p text:style-name="P6"><text:s/></text:p>
      <text:p text:style-name="P6"><text:s text:c="3"/>result = pci_enable_msi(kyouko3.pci_dev); </text:p>
      <text:p text:style-name="P6"><text:s text:c="3"/>if(result) { </text:p>
      <text:p text:style-name="P6"><text:s text:c="6"/>printk(KERN_ALERT "Failed to enable message signal interrupts.\n"); </text:p>
      <text:p text:style-name="P6"><text:s text:c="6"/>return 0; </text:p>
      <text:p text:style-name="P6"><text:s text:c="3"/>} </text:p>
      <text:p text:style-name="P6"/>
      <text:p text:style-name="P6"><text:s text:c="3"/>result = request_irq(</text:p>
      <text:p text:style-name="P6"><text:s text:c="6"/>kyouko3.pci_dev-&gt;irq,</text:p>
      <text:p text:style-name="P6"><text:s text:c="6"/>(irq_handler_t)dma_intr,</text:p>
      <text:p text:style-name="P6"><text:s text:c="6"/>IRQF_SHARED, "dma_intr", &amp;kyouko3); </text:p>
      <text:p text:style-name="P6"><text:soft-page-break/><text:s text:c="3"/>if(result) { </text:p>
      <text:p text:style-name="P6"><text:s text:c="6"/>pci_disable_msi(kyouko3.pci_dev); </text:p>
      <text:p text:style-name="P6"><text:s text:c="6"/>printk(KERN_ALERT "Failed to request irq.\n"); </text:p>
      <text:p text:style-name="P6"><text:s text:c="6"/>return 0; </text:p>
      <text:p text:style-name="P6"><text:s text:c="3"/>} </text:p>
      <text:p text:style-name="P6"/>
      <text:p text:style-name="P6"><text:s text:c="3"/>for(i = 0; i &lt; DMA_NUM_BUFFS; ++i) { </text:p>
      <text:p text:style-name="P6"><text:s text:c="6"/>kyouko3.dma_buffers[i].k_base =</text:p>
      <text:p text:style-name="P6"><text:s text:c="9"/>pci_alloc_consistent(</text:p>
      <text:p text:style-name="P6"><text:s text:c="12"/>kyouko3.pci_dev,</text:p>
      <text:p text:style-name="P6"><text:s text:c="12"/>DMA_BUFF_SIZE,</text:p>
      <text:p text:style-name="P6"><text:s text:c="12"/>&amp;kyouko3.dma_buffers[i].p_base); </text:p>
      <text:p text:style-name="P6"><text:s text:c="6"/>kyouko3.dma_buffers[i].u_base =</text:p>
      <text:p text:style-name="P6"><text:s text:c="9"/>vm_mmap(</text:p>
      <text:p text:style-name="P6"><text:s text:c="12"/>fp, 0, DMA_BUFF_SIZE,</text:p>
      <text:p text:style-name="P6"><text:s text:c="12"/>PROT_READ|PROT_WRITE,</text:p>
      <text:p text:style-name="P6"><text:s text:c="12"/>MAP_SHARED, (i + 1) &lt;&lt; PAGE_SHIFT) ; </text:p>
      <text:p text:style-name="P6"><text:s text:c="3"/>} </text:p>
      <text:p text:style-name="P6"><text:s text:c="3"/></text:p>
      <text:p text:style-name="P6"><text:s text:c="3"/>kyouko3.dma_mapped = 1; </text:p>
      <text:p text:style-name="P6"><text:s text:c="3"/>kyouko3.fill = 0; </text:p>
      <text:p text:style-name="P6"><text:s text:c="3"/>kyouko3.drain = 0; </text:p>
      <text:p text:style-name="P6"><text:s text:c="3"/>kyouko3.queued_count = 0; </text:p>
      <text:p text:style-name="P6"><text:s text:c="3"/>K_WRITE_REGISTER(ConfigInterrupt, 0x02); </text:p>
      <text:p text:style-name="P6"/>
      <text:p text:style-name="P6"><text:s text:c="3"/>return kyouko3.dma_buffers[kyouko3.fill].u_base; </text:p>
      <text:p text:style-name="P6">} </text:p>
      <text:p text:style-name="P6"/>
      <text:p text:style-name="P6">void late_unbind_dma(void) { </text:p>
      <text:p text:style-name="P6"><text:s text:c="3"/>int i; </text:p>
      <text:p text:style-name="P6"/>
      <text:p text:style-name="P6"><text:s text:c="3"/>if(kyouko3.queued_count != 0)</text:p>
      <text:p text:style-name="P6"><text:s text:c="6"/>wait_event_interruptible(dma_empty, kyouko3.queued_count == 0); </text:p>
      <text:p text:style-name="P6"/>
      <text:p text:style-name="P6"><text:s text:c="3"/>for(i = 0; i &lt; DMA_NUM_BUFFS; ++i)</text:p>
      <text:p text:style-name="P6"><text:s text:c="6"/>pci_free_consistent(</text:p>
      <text:p text:style-name="P6"><text:s text:c="9"/>kyouko3.pci_dev,</text:p>
      <text:p text:style-name="P6"><text:s text:c="9"/>DMA_BUFF_SIZE,</text:p>
      <text:p text:style-name="P6"><text:s text:c="9"/>kyouko3.dma_buffers[i].k_base,</text:p>
      <text:p text:style-name="P6"><text:s text:c="9"/>kyouko3.dma_buffers[i].p_base); </text:p>
      <text:p text:style-name="P6"><text:s text:c="3"/></text:p>
      <text:p text:style-name="P6"><text:s text:c="3"/>K_WRITE_REGISTER(ConfigInterrupt, 0x0); </text:p>
      <text:p text:style-name="P6"><text:s text:c="3"/>free_irq(kyouko3.pci_dev-&gt;irq, &amp;kyouko3); </text:p>
      <text:p text:style-name="P6"><text:s text:c="3"/>pci_disable_msi(kyouko3.pci_dev); </text:p>
      <text:p text:style-name="P6"><text:s text:c="3"/>kyouko3.dma_mapped = 0; </text:p>
      <text:p text:style-name="P6">} </text:p>
      <text:p text:style-name="P6"/>
      <text:p text:style-name="P6">unsigned long on_time_unbind_dma(void) { </text:p>
      <text:p text:style-name="P6"><text:s text:c="3"/>int i; </text:p>
      <text:p text:style-name="P6"/>
      <text:p text:style-name="P6"><text:s text:c="3"/>if(! kyouko3.dma_mapped) { </text:p>
      <text:p text:style-name="P6"><text:s text:c="6"/>printk(KERN_ALERT "User tried to unbind before a call to bind.\n"); </text:p>
      <text:p text:style-name="P6"><text:s text:c="6"/>return 1; </text:p>
      <text:p text:style-name="P6"><text:s text:c="3"/>} </text:p>
      <text:p text:style-name="P6"/>
      <text:p text:style-name="P6"><text:s text:c="3"/>for(i = 0; i &lt; DMA_NUM_BUFFS; ++i)</text:p>
      <text:p text:style-name="P6"><text:s text:c="6"/>vm_munmap(kyouko3.dma_buffers[i].u_base, DMA_BUFF_SIZE); </text:p>
      <text:p text:style-name="P6"><text:s text:c="3"/></text:p>
      <text:p text:style-name="P6"><text:s text:c="3"/>late_unbind_dma(); </text:p>
      <text:p text:style-name="P6"><text:s text:c="3"/>return 0; </text:p>
      <text:p text:style-name="P6">} </text:p>
      <text:p text:style-name="P6"/>
      <text:p text:style-name="P6"/>
      <text:p text:style-name="P6"/>
      <text:p text:style-name="P6"><text:soft-page-break/>unsigned long start_dma(int count) { </text:p>
      <text:p text:style-name="P6"><text:s text:c="3"/>unsigned long flags; </text:p>
      <text:p text:style-name="P6"><text:s text:c="3"/>DEFINE_SPINLOCK(spinlock); </text:p>
      <text:p text:style-name="P6"><text:s text:c="3"/>_Bool suspend = 0; </text:p>
      <text:p text:style-name="P6"/>
      <text:p text:style-name="P6"><text:s text:c="3"/>if(count == 0) { </text:p>
      <text:p text:style-name="P6"><text:s text:c="6"/>printk(KERN_ALERT "User called start_dma with a count of zero.\n"); </text:p>
      <text:p text:style-name="P6"><text:s text:c="6"/>return 0; </text:p>
      <text:p text:style-name="P6"><text:s text:c="3"/>} </text:p>
      <text:p text:style-name="P6"/>
      <text:p text:style-name="P6"><text:s text:c="3"/>if(count &gt; DMA_BUFF_SIZE) { </text:p>
      <text:p text:style-name="P6"><text:s text:c="6"/>printk(</text:p>
      <text:p text:style-name="P6"><text:s text:c="9"/>KERN_ALERT "User called start_dma with too large of a byte size.\n"); </text:p>
      <text:p text:style-name="P6"><text:s text:c="6"/>return 0; </text:p>
      <text:p text:style-name="P6"><text:s text:c="3"/>} </text:p>
      <text:p text:style-name="P6"><text:s text:c="3"/></text:p>
      <text:p text:style-name="P6"><text:s text:c="3"/>spin_lock_irqsave(&amp;spinlock, flags); </text:p>
      <text:p text:style-name="P6"><text:s text:c="3"/>++kyouko3.queued_count; </text:p>
      <text:p text:style-name="P6"/>
      <text:p text:style-name="P6"><text:s text:c="3"/>if(kyouko3.fill == kyouko3.drain) { </text:p>
      <text:p text:style-name="P6"><text:s text:c="6"/>spin_unlock_irqrestore(&amp;spinlock, flags); </text:p>
      <text:p text:style-name="P6"><text:s text:c="6"/>kyouko3.fill = (kyouko3.fill + 1) % DMA_NUM_BUFFS; </text:p>
      <text:p text:style-name="P6"><text:s text:c="6"/>FIFO_WRITE(BufferAAddress, kyouko3.dma_buffers[kyouko3.drain].p_base); </text:p>
      <text:p text:style-name="P6"><text:s text:c="6"/>FIFO_WRITE(BufferAConfig, count); </text:p>
      <text:p text:style-name="P6"><text:s text:c="6"/>K_WRITE_REGISTER(FifoHead, kyouko3.fifo.head); </text:p>
      <text:p text:style-name="P6"><text:s text:c="6"/>return kyouko3.dma_buffers[kyouko3.fill].u_base; </text:p>
      <text:p text:style-name="P6"><text:s text:c="3"/>} </text:p>
      <text:p text:style-name="P6"/>
      <text:p text:style-name="P6"><text:s text:c="3"/>kyouko3.dma_buffers[kyouko3.fill].stored_count = count; </text:p>
      <text:p text:style-name="P6"><text:s text:c="3"/>kyouko3.fill = (kyouko3.fill + 1) % DMA_NUM_BUFFS; </text:p>
      <text:p text:style-name="P6"/>
      <text:p text:style-name="P6"><text:s text:c="3"/>if(kyouko3.fill == kyouko3.drain) suspend = 1; </text:p>
      <text:p text:style-name="P6"><text:s text:c="3"/>spin_unlock_irqrestore(&amp;spinlock, flags); </text:p>
      <text:p text:style-name="P6"><text:s text:c="3"/>if(suspend)</text:p>
      <text:p text:style-name="P6"><text:s text:c="6"/>wait_event_interruptible(</text:p>
      <text:p text:style-name="P6"><text:s text:c="9"/>dma_not_full,</text:p>
      <text:p text:style-name="P6"><text:s text:c="9"/>kyouko3.queued_count != DMA_NUM_BUFFS); </text:p>
      <text:p text:style-name="P6"/>
      <text:p text:style-name="P6"><text:s text:c="3"/>return kyouko3.dma_buffers[kyouko3.fill].u_base; </text:p>
      <text:p text:style-name="P6">} </text:p>
      <text:p text:style-name="P6">// ~~ </text:p>
      <text:p text:style-name="P6"/>
      <text:p text:style-name="P6">// ~~ FIFO Commands </text:p>
      <text:p text:style-name="P6">long fifo_queue(unsigned int cmd, unsigned long arg) { </text:p>
      <text:p text:style-name="P6"><text:s text:c="3"/>long ret; </text:p>
      <text:p text:style-name="P6"><text:s text:c="3"/>struct fifo_entry fifo_entry; </text:p>
      <text:p text:style-name="P6"><text:s text:c="3"/>ret =</text:p>
      <text:p text:style-name="P6"><text:s text:c="6"/>copy_from_user(&amp;fifo_entry,</text:p>
      <text:p text:style-name="P6"><text:s text:c="9"/>(struct fifo_entry*)arg,</text:p>
      <text:p text:style-name="P6"><text:s text:c="10"/>sizeof(struct fifo_entry)); </text:p>
      <text:p text:style-name="P6"><text:s text:c="3"/>FIFO_WRITE(fifo_entry.command, fifo_entry.value); </text:p>
      <text:p text:style-name="P6"><text:s text:c="3"/>return ret; </text:p>
      <text:p text:style-name="P6">} </text:p>
      <text:p text:style-name="P6"/>
      <text:p text:style-name="P6">void fifo_flush(void) { </text:p>
      <text:p text:style-name="P6"><text:s text:c="3"/>K_WRITE_REGISTER(FifoHead, kyouko3.fifo.head); </text:p>
      <text:p text:style-name="P6"><text:s text:c="3"/>while(kyouko3.fifo.tail_cache != kyouko3.fifo.head) { </text:p>
      <text:p text:style-name="P6"><text:s text:c="6"/>kyouko3.fifo.tail_cache = K_READ_REGISTER(FifoTail); </text:p>
      <text:p text:style-name="P6"><text:s text:c="6"/>schedule(); </text:p>
      <text:p text:style-name="P6"><text:s text:c="3"/>} </text:p>
      <text:p text:style-name="P6">} </text:p>
      <text:p text:style-name="P6">// ~~ </text:p>
      <text:p text:style-name="P6"/>
      <text:p text:style-name="P6"/>
      <text:p text:style-name="P6"><text:soft-page-break/>// ~~ Graphics Commands </text:p>
      <text:p text:style-name="P6">void graphics_on(void) { </text:p>
      <text:p text:style-name="P7"><text:s text:c="3"/>float clear_red = CLEAR_RED,</text:p>
      <text:p text:style-name="P7"><text:s text:c="9"/>clear_green = CLEAR_GREEN,</text:p>
      <text:p text:style-name="P7"><text:s text:c="9"/>clear_blue = CLEAR_BLUE,</text:p>
      <text:p text:style-name="P7"><text:s text:c="9"/>clear_alpha = 0.0f; </text:p>
      <text:p text:style-name="P6"/>
      <text:p text:style-name="P6"><text:s text:c="3"/>K_WRITE_REGISTER(FrameColumns, 1024); </text:p>
      <text:p text:style-name="P6"><text:s text:c="3"/>K_WRITE_REGISTER(FrameRows, 768); </text:p>
      <text:p text:style-name="P6"><text:s text:c="3"/>K_WRITE_REGISTER(FrameRowPitch, 1024*4); </text:p>
      <text:p text:style-name="P6"><text:s text:c="3"/>K_WRITE_REGISTER(FramePixelFormat, 0xf888); </text:p>
      <text:p text:style-name="P6"><text:s text:c="3"/>K_WRITE_REGISTER(FrameStartAddress, 0); </text:p>
      <text:p text:style-name="P6"/>
      <text:p text:style-name="P6"><text:s text:c="3"/>K_WRITE_REGISTER(ConfigAcceleration, 0x40000000); </text:p>
      <text:p text:style-name="P6"/>
      <text:p text:style-name="P6"><text:s text:c="3"/>K_WRITE_REGISTER(EncoderWidth, 1024); </text:p>
      <text:p text:style-name="P6"><text:s text:c="3"/>K_WRITE_REGISTER(EncoderHeight, 768); </text:p>
      <text:p text:style-name="P6"><text:s text:c="3"/>K_WRITE_REGISTER(EncoderOffsetX, 0); </text:p>
      <text:p text:style-name="P6"><text:s text:c="3"/>K_WRITE_REGISTER(EncoderOffsetY, 0); </text:p>
      <text:p text:style-name="P6"><text:s text:c="3"/>K_WRITE_REGISTER(EncoderFrame, 0); </text:p>
      <text:p text:style-name="P6"/>
      <text:p text:style-name="P6"><text:s text:c="3"/>K_WRITE_REGISTER(ConfigModeSet, 0); </text:p>
      <text:p text:style-name="P6"/>
      <text:p text:style-name="P6"><text:s text:c="3"/>msleep(50); </text:p>
      <text:p text:style-name="P6"/>
      <text:p text:style-name="P6"><text:s text:c="3"/>FIFO_WRITE(DrawClearColor4fRed, *(unsigned int*)(&amp;clear_red)); </text:p>
      <text:p text:style-name="P6"><text:s text:c="3"/>FIFO_WRITE(DrawClearColor4fGreen, *(unsigned int*)(&amp;clear_green)); </text:p>
      <text:p text:style-name="P6"><text:s text:c="3"/>FIFO_WRITE(DrawClearColor4fBlue, *(unsigned int*)(&amp;clear_blue)); </text:p>
      <text:p text:style-name="P6"><text:s text:c="3"/>FIFO_WRITE(DrawClearColor4fAlpha, *(unsigned int*)(&amp;clear_alpha)); </text:p>
      <text:p text:style-name="P6"/>
      <text:p text:style-name="P6"><text:s text:c="3"/>FIFO_WRITE(RasterClear, 0x03); </text:p>
      <text:p text:style-name="P6"><text:s text:c="3"/>FIFO_WRITE(RasterFlush, 0x0); </text:p>
      <text:p text:style-name="P6"/>
      <text:p text:style-name="P6"><text:s text:c="3"/>fifo_flush(); </text:p>
      <text:p text:style-name="P6"/>
      <text:p text:style-name="P6"><text:s text:c="3"/>kyouko3.graphics_on = 1; </text:p>
      <text:p text:style-name="P6">} </text:p>
      <text:p text:style-name="P6"/>
      <text:p text:style-name="P6">void graphics_off(void) { </text:p>
      <text:p text:style-name="P6"><text:s text:c="3"/>FIFO_WRITE(RasterClear, 0x03); </text:p>
      <text:p text:style-name="P6"><text:s text:c="3"/>fifo_flush(); </text:p>
      <text:p text:style-name="P6"><text:s text:c="3"/>K_WRITE_REGISTER(ConfigAcceleration, 0x80000000); </text:p>
      <text:p text:style-name="P6"><text:s text:c="3"/>K_WRITE_REGISTER(ConfigModeSet, 0); </text:p>
      <text:p text:style-name="P6"><text:s text:c="3"/>msleep(10); </text:p>
      <text:p text:style-name="P6"><text:s text:c="3"/>kyouko3.graphics_on = 0; </text:p>
      <text:p text:style-name="P6">} </text:p>
      <text:p text:style-name="P6">// ~~ </text:p>
      <text:p text:style-name="P6"/>
      <text:p text:style-name="P6">// ~~ File Operations </text:p>
      <text:p text:style-name="P6">int kyouko3_open(struct inode *inode, struct file *fp) { </text:p>
      <text:p text:style-name="P6"><text:s text:c="3"/>unsigned int ram_size; </text:p>
      <text:p text:style-name="P6"><text:s text:c="3"/></text:p>
      <text:p text:style-name="P6"><text:s text:c="3"/>kyouko3.k_control_base = ioremap(kyouko3.p_control_base, CONTROL_SIZE); </text:p>
      <text:p text:style-name="P6"><text:s text:c="3"/>ram_size = K_READ_REGISTER(DeviceVRAM); </text:p>
      <text:p text:style-name="P6"><text:s text:c="3"/>ram_size *= 1024 * 1024; </text:p>
      <text:p text:style-name="P6"><text:s text:c="3"/>kyouko3.k_ram_card_base = ioremap(kyouko3.p_ram_card_base, ram_size); </text:p>
      <text:p text:style-name="P6"/>
      <text:p text:style-name="P7"><text:s text:c="3"/>kyouko3.fifo.k_base =</text:p>
      <text:p text:style-name="P7"><text:s text:c="6"/>pci_alloc_consistent(kyouko3.pci_dev, 8192u, &amp;kyouko3.fifo.p_base); </text:p>
      <text:p text:style-name="P6"><text:s text:c="3"/>K_WRITE_REGISTER(FifoStart, kyouko3.fifo.p_base); </text:p>
      <text:p text:style-name="P6"><text:s text:c="3"/>K_WRITE_REGISTER(FifoEnd, kyouko3.fifo.p_base + 8192u); </text:p>
      <text:p text:style-name="P6"><text:s text:c="3"/>kyouko3.fifo.head = 0; </text:p>
      <text:p text:style-name="P6"><text:s text:c="3"/>kyouko3.fifo.tail_cache = 0; </text:p>
      <text:p text:style-name="P6"/>
      <text:p text:style-name="P6"><text:soft-page-break/><text:s text:c="3"/>kyouko3.graphics_on = 0; </text:p>
      <text:p text:style-name="P6"><text:s text:c="3"/>kyouko3.dma_mapped = 0; </text:p>
      <text:p text:style-name="P6"/>
      <text:p text:style-name="P6"><text:s text:c="3"/>printk(KERN_ALERT "The device has been opened.\n"); </text:p>
      <text:p text:style-name="P6"><text:s text:c="3"/>return 0; </text:p>
      <text:p text:style-name="P6">} </text:p>
      <text:p text:style-name="P6"/>
      <text:p text:style-name="P6">int kyouko3_release(struct inode *indoe, struct file *fp) { </text:p>
      <text:p text:style-name="P6"><text:s text:c="3"/>if(kyouko3.dma_mapped) late_unbind_dma(); </text:p>
      <text:p text:style-name="P6"><text:s text:c="3"/>if(kyouko3.graphics_on) graphics_off(); </text:p>
      <text:p text:style-name="P6"/>
      <text:p text:style-name="P7"><text:s text:c="3"/>pci_free_consistent(</text:p>
      <text:p text:style-name="P7"><text:s text:c="6"/>kyouko3.pci_dev,</text:p>
      <text:p text:style-name="P7"><text:s text:c="6"/>8192u,</text:p>
      <text:p text:style-name="P7"><text:s text:c="6"/>kyouko3.fifo.k_base,</text:p>
      <text:p text:style-name="P7"><text:s text:c="6"/>kyouko3.fifo.p_base); </text:p>
      <text:p text:style-name="P6"><text:s text:c="3"/>iounmap(kyouko3.k_control_base); </text:p>
      <text:p text:style-name="P6"><text:s text:c="3"/>iounmap(kyouko3.k_ram_card_base); </text:p>
      <text:p text:style-name="P6"/>
      <text:p text:style-name="P6"><text:s text:c="3"/>printk(KERN_ALERT "BUUH BYE.\n"); </text:p>
      <text:p text:style-name="P6"><text:s text:c="3"/>return 0; </text:p>
      <text:p text:style-name="P6">} </text:p>
      <text:p text:style-name="P6"/>
      <text:p text:style-name="P6">long kyouko3_ioctl(struct file *fp, unsigned int cmd, unsigned long arg) { </text:p>
      <text:p text:style-name="P6"><text:s text:c="3"/>long ret = 0; </text:p>
      <text:p text:style-name="P6"><text:s text:c="3"/>unsigned long next_dma_buffer; </text:p>
      <text:p text:style-name="P6"><text:s text:c="3"/>int byte_count; </text:p>
      <text:p text:style-name="P6"/>
      <text:p text:style-name="P6"><text:s text:c="3"/>switch(cmd) { </text:p>
      <text:p text:style-name="P6"><text:s text:c="6"/>case FIFO_QUEUE: </text:p>
      <text:p text:style-name="P6"><text:s text:c="9"/>ret = fifo_queue(cmd, arg); </text:p>
      <text:p text:style-name="P6"><text:s text:c="9"/>break; </text:p>
      <text:p text:style-name="P6"><text:s text:c="6"/>case FIFO_FLUSH: </text:p>
      <text:p text:style-name="P6"><text:s text:c="9"/>fifo_flush(); </text:p>
      <text:p text:style-name="P6"><text:s text:c="9"/>break; </text:p>
      <text:p text:style-name="P6"><text:s text:c="6"/>case VMODE: </text:p>
      <text:p text:style-name="P6"><text:s text:c="9"/>if( ((int)arg) == GRAPHICS_OFF) graphics_off(); </text:p>
      <text:p text:style-name="P6"><text:s text:c="9"/>else graphics_on(); </text:p>
      <text:p text:style-name="P6"><text:s text:c="9"/>break; </text:p>
      <text:p text:style-name="P6"><text:s text:c="6"/>case BIND_DMA: </text:p>
      <text:p text:style-name="P6"><text:s text:c="9"/>next_dma_buffer = bind_dma(fp); </text:p>
      <text:p text:style-name="P6"><text:s text:c="9"/>if(next_dma_buffer == 0) ret = 1; </text:p>
      <text:p text:style-name="P7"><text:s text:c="9"/>else ret =</text:p>
      <text:p text:style-name="P7"><text:s text:c="12"/>copy_to_user(</text:p>
      <text:p text:style-name="P7"><text:s text:c="15"/>(unsigned long*)arg,</text:p>
      <text:p text:style-name="P7"><text:s text:c="15"/>&amp;next_dma_buffer,</text:p>
      <text:p text:style-name="P7"><text:s text:c="15"/>sizeof(unsigned long)); </text:p>
      <text:p text:style-name="P6"><text:s text:c="9"/>break; </text:p>
      <text:p text:style-name="P6"><text:s text:c="6"/>case UNBIND_DMA: </text:p>
      <text:p text:style-name="P6"><text:s text:c="9"/>ret = on_time_unbind_dma(); </text:p>
      <text:p text:style-name="P6"><text:s text:c="9"/>break; </text:p>
      <text:p text:style-name="P6"><text:s text:c="6"/>case START_DMA: </text:p>
      <text:p text:style-name="P6"><text:s text:c="9"/>ret = copy_from_user(&amp;byte_count, (int*)arg, sizeof(int)); </text:p>
      <text:p text:style-name="P6"><text:s text:c="9"/>next_dma_buffer = start_dma(byte_count); </text:p>
      <text:p text:style-name="P6"><text:s text:c="9"/>if(next_dma_buffer == 0) ret = 1; </text:p>
      <text:p text:style-name="P7"><text:s text:c="9"/>else ret +=</text:p>
      <text:p text:style-name="P7"><text:s text:c="12"/>copy_to_user(</text:p>
      <text:p text:style-name="P7"><text:s text:c="15"/>(unsigned long*)arg,</text:p>
      <text:p text:style-name="P7"><text:s text:c="15"/>&amp;next_dma_buffer,</text:p>
      <text:p text:style-name="P7"><text:s text:c="15"/>sizeof(unsigned long)); </text:p>
      <text:p text:style-name="P6"><text:s text:c="9"/>break; </text:p>
      <text:p text:style-name="P6"><text:s text:c="3"/>} </text:p>
      <text:p text:style-name="P6"><text:s text:c="3"/>return ret; </text:p>
      <text:p text:style-name="P6">} </text:p>
      <text:p text:style-name="P6"><text:soft-page-break/><text:s/></text:p>
      <text:p text:style-name="P6">int kyouko3_mmap(struct file *fp, struct vm_area_struct *vma) { </text:p>
      <text:p text:style-name="P6"><text:s text:c="3"/>int ret; </text:p>
      <text:p text:style-name="P6"><text:s text:c="3"/>int offset; </text:p>
      <text:p text:style-name="P6"/>
      <text:p text:style-name="P6"><text:s text:c="3"/>if(current-&gt;cred-&gt;uid.val != 0) { </text:p>
      <text:p text:style-name="P6"><text:s text:c="6"/>printk(KERN_ALERT "Non-root user attempted to call mmap!\n"); </text:p>
      <text:p text:style-name="P6"><text:s text:c="6"/>return 0; </text:p>
      <text:p text:style-name="P6"><text:s text:c="3"/>} </text:p>
      <text:p text:style-name="P6"/>
      <text:p text:style-name="P6"><text:s text:c="3"/>offset = vma-&gt;vm_pgoff &lt;&lt; PAGE_SHIFT; </text:p>
      <text:p text:style-name="P6"><text:s text:c="3"/>switch(offset) { </text:p>
      <text:p text:style-name="P6"><text:s text:c="6"/>case 0: </text:p>
      <text:p text:style-name="P6"><text:s text:c="9"/>ret = io_remap_pfn_range( </text:p>
      <text:p text:style-name="P6"><text:s text:c="12"/>vma, </text:p>
      <text:p text:style-name="P6"><text:s text:c="12"/>vma-&gt;vm_start, </text:p>
      <text:p text:style-name="P6"><text:s text:c="12"/>kyouko3.p_control_base &gt;&gt; PAGE_SHIFT, </text:p>
      <text:p text:style-name="P6"><text:s text:c="12"/>vma-&gt;vm_end - vma-&gt;vm_start, </text:p>
      <text:p text:style-name="P6"><text:s text:c="12"/>vma-&gt;vm_page_prot); </text:p>
      <text:p text:style-name="P6"><text:s text:c="9"/>break; </text:p>
      <text:p text:style-name="P6"><text:s text:c="6"/>case 0x80000000: </text:p>
      <text:p text:style-name="P6"><text:s text:c="9"/>ret = io_remap_pfn_range( </text:p>
      <text:p text:style-name="P6"><text:s text:c="12"/>vma, </text:p>
      <text:p text:style-name="P6"><text:s text:c="12"/>vma-&gt;vm_start, </text:p>
      <text:p text:style-name="P6"><text:s text:c="12"/>kyouko3.p_ram_card_base &gt;&gt; PAGE_SHIFT, </text:p>
      <text:p text:style-name="P6"><text:s text:c="12"/>vma-&gt;vm_end - vma-&gt;vm_start, </text:p>
      <text:p text:style-name="P6"><text:s text:c="12"/>vma-&gt;vm_page_prot); </text:p>
      <text:p text:style-name="P6"><text:s text:c="9"/>break; </text:p>
      <text:p text:style-name="P6"><text:s text:c="6"/>default: </text:p>
      <text:p text:style-name="P6"><text:s text:c="9"/>ret = io_remap_pfn_range( </text:p>
      <text:p text:style-name="P6"><text:s text:c="12"/>vma, </text:p>
      <text:p text:style-name="P6"><text:s text:c="12"/>vma-&gt;vm_start, </text:p>
      <text:p text:style-name="P6"><text:s text:c="12"/>kyouko3.dma_buffers[(offset &gt;&gt; PAGE_SHIFT)-1].p_base &gt;&gt; PAGE_SHIFT, </text:p>
      <text:p text:style-name="P6"><text:s text:c="12"/>vma-&gt;vm_end - vma-&gt;vm_start, </text:p>
      <text:p text:style-name="P6"><text:s text:c="12"/>vma-&gt;vm_page_prot); </text:p>
      <text:p text:style-name="P6"><text:s text:c="9"/>break; </text:p>
      <text:p text:style-name="P6"><text:s text:c="3"/>} </text:p>
      <text:p text:style-name="P6"><text:s text:c="3"/>return ret; </text:p>
      <text:p text:style-name="P6">} </text:p>
      <text:p text:style-name="P6"/>
      <text:p text:style-name="P6">struct file_operations kyouko3_fops = { </text:p>
      <text:p text:style-name="P6"><text:s text:c="3"/>.open = kyouko3_open, </text:p>
      <text:p text:style-name="P6"><text:s text:c="3"/>.release = kyouko3_release, </text:p>
      <text:p text:style-name="P6"><text:s text:c="3"/>.unlocked_ioctl = kyouko3_ioctl, </text:p>
      <text:p text:style-name="P6"><text:s text:c="3"/>.mmap = kyouko3_mmap, </text:p>
      <text:p text:style-name="P6"><text:s text:c="3"/>.owner = THIS_MODULE </text:p>
      <text:p text:style-name="P6">}; </text:p>
      <text:p text:style-name="P6">// ~~ </text:p>
      <text:p text:style-name="P6"/>
      <text:p text:style-name="P6">// ~~ Prepa<text:span text:style-name="T9">r</text:span>e struct pci_driver </text:p>
      <text:p text:style-name="P6">int kyouko3_probe(struct pci_dev *pci_dev, const struct pci_device_id *pci_id) { </text:p>
      <text:p text:style-name="P6"><text:s text:c="3"/>int ret; </text:p>
      <text:p text:style-name="P6"/>
      <text:p text:style-name="P6"><text:s text:c="3"/>kyouko3.p_control_base = pci_resource_start(pci_dev, 1); </text:p>
      <text:p text:style-name="P6"><text:s text:c="3"/>kyouko3.p_ram_card_base = pci_resource_start(pci_dev, 2); </text:p>
      <text:p text:style-name="P6"><text:s text:c="3"/></text:p>
      <text:p text:style-name="P6"><text:s text:c="3"/>ret = pci_enable_device(pci_dev); </text:p>
      <text:p text:style-name="P6"><text:s text:c="3"/>pci_set_master(pci_dev); </text:p>
      <text:p text:style-name="P6"/>
      <text:p text:style-name="P6"><text:s text:c="3"/>kyouko3.pci_dev = pci_dev; </text:p>
      <text:p text:style-name="P6"/>
      <text:p text:style-name="P6"><text:s text:c="3"/>return ret; </text:p>
      <text:p text:style-name="P6">} </text:p>
      <text:p text:style-name="P6"/>
      <text:p text:style-name="P6"><text:soft-page-break/>void kyouko3_remove(struct pci_dev *pci_dev) { </text:p>
      <text:p text:style-name="P6"><text:s text:c="3"/>pci_disable_device(pci_dev); </text:p>
      <text:p text:style-name="P6">} </text:p>
      <text:p text:style-name="P6"/>
      <text:p text:style-name="P6">struct pci_device_id kyouko3_dev_ids[] = { </text:p>
      <text:p text:style-name="P6"><text:s text:c="3"/>{ PCI_DEVICE(PCI_VENDOR_ID_CCORSI, PCI_DEVICE_ID_CCORSI_KYOUKO3) }, </text:p>
      <text:p text:style-name="P6"><text:s text:c="3"/>{ 0 } </text:p>
      <text:p text:style-name="P6">}; </text:p>
      <text:p text:style-name="P6"/>
      <text:p text:style-name="P6">struct pci_driver kyouko3_pci_drv = { </text:p>
      <text:p text:style-name="P6"><text:s text:c="3"/>.name = "whatever", </text:p>
      <text:p text:style-name="P6"><text:s text:c="3"/>.id_table = kyouko3_dev_ids, </text:p>
      <text:p text:style-name="P6"><text:s text:c="3"/>.probe = kyouko3_probe, </text:p>
      <text:p text:style-name="P6"><text:s text:c="3"/>.remove = kyouko3_remove </text:p>
      <text:p text:style-name="P6">}; </text:p>
      <text:p text:style-name="P6">// ~~ </text:p>
      <text:p text:style-name="P6"/>
      <text:p text:style-name="P6">// ~~ module_init and module_exit </text:p>
      <text:p text:style-name="P6">int kyouko3_init(void) { </text:p>
      <text:p text:style-name="P6"><text:s text:c="3"/>int ret; </text:p>
      <text:p text:style-name="P6"/>
      <text:p text:style-name="P6"><text:s text:c="3"/>cdev_init(&amp;kyouko3.cdev, &amp;kyouko3_fops); </text:p>
      <text:p text:style-name="P6"><text:s text:c="3"/>kyouko3.cdev.owner = THIS_MODULE; </text:p>
      <text:p text:style-name="P6"><text:s text:c="3"/>cdev_add(&amp;kyouko3.cdev, MKDEV(KYOUKO3_MAJOR, KYOUKO3_MINOR), 1); </text:p>
      <text:p text:style-name="P6"><text:s text:c="3"/>ret = pci_register_driver(&amp;kyouko3_pci_drv); </text:p>
      <text:p text:style-name="P6"/>
      <text:p text:style-name="P6"><text:s text:c="3"/>printk(KERN_ALERT "The device has been initialized.\n"); </text:p>
      <text:p text:style-name="P6"/>
      <text:p text:style-name="P6"><text:s text:c="3"/>return ret; </text:p>
      <text:p text:style-name="P6">} </text:p>
      <text:p text:style-name="P6"/>
      <text:p text:style-name="P6">void kyouko3_exit(void) { </text:p>
      <text:p text:style-name="P6"><text:s text:c="3"/>pci_unregister_driver(&amp;kyouko3_pci_drv); </text:p>
      <text:p text:style-name="P6"><text:s text:c="3"/>cdev_del(&amp;kyouko3.cdev); </text:p>
      <text:p text:style-name="P6"><text:s text:c="3"/>printk(KERN_ALERT "The device has been exitted.\n"); <text:s text:c="3"/></text:p>
      <text:p text:style-name="P6">} </text:p>
      <text:p text:style-name="P6"/>
      <text:p text:style-name="P6">module_init(kyouko3_init); </text:p>
      <text:p text:style-name="P6">module_exit(kyouko3_exit); </text:p>
      <text:p text:style-name="P8">// ~~</text:p>
      <text:p text:style-name="P14">// END OF DEVICE DRIVER CODE</text:p>
      <text:p text:style-name="P16">// START OF SHARED HEADER</text:p>
      <text:p text:style-name="P9">// Description: Shared header for the Kyouko3 PCIe graphics card driver. </text:p>
      <text:p text:style-name="P9"/>
      <text:p text:style-name="P9">#include &lt;linux/ioctl.h&gt; </text:p>
      <text:p text:style-name="P9"/>
      <text:p text:style-name="P9">// ~~ Only Kernel/User Shared Definitions Appear Here </text:p>
      <text:p text:style-name="P9">// ioctl commands </text:p>
      <text:p text:style-name="P9">#define VMODE <text:s text:c="5"/>_IOW (0xCC, 0, unsigned long) </text:p>
      <text:p text:style-name="P9">#define BIND_DMA <text:s text:c="2"/>_IOW (0xCC, 1, unsigned long) </text:p>
      <text:p text:style-name="P9">#define START_DMA <text:s/>_IOWR(0xCC, 2, unsigned long) </text:p>
      <text:p text:style-name="P9">#define FIFO_QUEUE _IOWR(0xCC, 3, unsigned long) </text:p>
      <text:p text:style-name="P9">#define FIFO_FLUSH _IO <text:s/>(0xCC, 4) </text:p>
      <text:p text:style-name="P9">#define UNBIND_DMA _IOW (0xCC, 5, unsigned long) </text:p>
      <text:p text:style-name="P9"/>
      <text:p text:style-name="P9">// graphics modes </text:p>
      <text:p text:style-name="P9">#define GRAPHICS_OFF 0 </text:p>
      <text:p text:style-name="P9">#define GRAPHICS_ON 1 </text:p>
      <text:p text:style-name="P9"/>
      <text:p text:style-name="P9">// fifo commands </text:p>
      <text:p text:style-name="P9">#define VertexColor 0x5010 </text:p>
      <text:p text:style-name="P9">#define VertexCoordinate 0x5000 </text:p>
      <text:p text:style-name="P9">#define CommandPrimitive 0x3000 </text:p>
      <text:p text:style-name="P9">#define VertexEmit 0x3004 </text:p>
      <text:p text:style-name="P9">#define RasterFlush 0x3FFC </text:p>
      <text:p text:style-name="P9">// ~~</text:p>
      <text:p text:style-name="P14">// END OF SHARED HEADER</text:p>
      <text:p text:style-name="P16">// START OF USER CODE</text:p>
      <text:p text:style-name="P12">// Description: </text:p>
      <text:p text:style-name="P12">// <text:s text:c="3"/>User code for issuing commands to the Kyouko3 PCIe graphics card </text:p>
      <text:p text:style-name="P12">// <text:s text:c="3"/>in order to draw triangles.</text:p>
      <text:p text:style-name="P9"/>
      <text:p text:style-name="P9">// Usage: </text:p>
      <text:p text:style-name="P9">// <text:s text:c="3"/>To draw a triangle with commands issued through the FIFO, </text:p>
      <text:p text:style-name="P9">// <text:s text:c="3"/>run the program with a command-line argument of 0 (or no argument). </text:p>
      <text:p text:style-name="P9">// </text:p>
      <text:p text:style-name="P9">// <text:s text:c="3"/>To draw 50,000 triangles with commands issued through DMA buffers, </text:p>
      <text:p text:style-name="P9">// <text:s text:c="3"/>run the program with a command-line argument of 1. The commands are </text:p>
      <text:p text:style-name="P9">// <text:s text:c="3"/>separated across 50 DMA buffer requests, each buffer holding the commands </text:p>
      <text:p text:style-name="P9">// <text:s text:c="3"/>to draw 1,000 triangles. </text:p>
      <text:p text:style-name="P9"/>
      <text:p text:style-name="P9">#include &lt;fcntl.h&gt; </text:p>
      <text:p text:style-name="P9">#include &lt;stdlib.h&gt; </text:p>
      <text:p text:style-name="P9">#include &lt;stdint.h&gt; </text:p>
      <text:p text:style-name="P9">#include &lt;stdio.h&gt; </text:p>
      <text:p text:style-name="P9">#include &lt;time.h&gt; </text:p>
      <text:p text:style-name="P9">#include &lt;unistd.h&gt; </text:p>
      <text:p text:style-name="P9">#include &lt;sys/ioctl.h&gt; </text:p>
      <text:p text:style-name="P9">#include "mymod.h" </text:p>
      <text:p text:style-name="P9"/>
      <text:p text:style-name="P9">#define U_NUM_TRIANGLES 1000 // # of triangle written to each DMA buffer </text:p>
      <text:p text:style-name="P9">#define U_NUM_BUFFS 50 <text:s text:c="6"/>// # of DMA buffers written to </text:p>
      <text:p text:style-name="P9"/>
      <text:p text:style-name="P9">void die_with_message(char *message) { </text:p>
      <text:p text:style-name="P9"><text:s text:c="3"/>fprintf(stderr, "%s\n", message); </text:p>
      <text:p text:style-name="P9"><text:s text:c="3"/>exit(1); </text:p>
      <text:p text:style-name="P9">} </text:p>
      <text:p text:style-name="P9"/>
      <text:p text:style-name="P9">void u_fifo_queue(int fd, unsigned int command, unsigned int value) { </text:p>
      <text:p text:style-name="P9"><text:s text:c="3"/>unsigned int fifo_entry[] = { command, value }; </text:p>
      <text:p text:style-name="P9"><text:s text:c="3"/>if(ioctl(fd, FIFO_QUEUE, &amp;fifo_entry))</text:p>
      <text:p text:style-name="P9"><text:s text:c="6"/>die_with_message("FIFO_QUEUE call to ioctl failed."); </text:p>
      <text:p text:style-name="P9">} </text:p>
      <text:p text:style-name="P9"/>
      <text:p text:style-name="P9">void fifo_commands(int fd) { </text:p>
      <text:p text:style-name="P9"><text:s text:c="3"/>int i, j; </text:p>
      <text:p text:style-name="P9"><text:s text:c="3"/>static float coordinates[3][4] = { </text:p>
      <text:p text:style-name="P9"><text:s text:c="6"/>-0.7f, -0.7f, <text:s/>0.0f, <text:s/>1.0f, // upper-left </text:p>
      <text:p text:style-name="P9"><text:s text:c="7"/>0.7f, -0.7f, <text:s/>0.0f, <text:s/>1.0f, // upper-right </text:p>
      <text:p text:style-name="P9"><text:s text:c="7"/>0.7f, <text:s/>0.7f, <text:s/>0.0f, <text:s/>1.0f <text:s/>// lower-right </text:p>
      <text:p text:style-name="P9"><text:s text:c="3"/>}; </text:p>
      <text:p text:style-name="P9"><text:s text:c="3"/>static float colors[3][4] = { </text:p>
      <text:p text:style-name="P9"><text:s text:c="7"/>0.0f, <text:s/>0.0f, <text:s/>1.0f, <text:s/>0.0f, // red </text:p>
      <text:p text:style-name="P9"><text:s text:c="7"/>0.0f, <text:s/>1.0f, <text:s/>0.0f, <text:s/>0.0f, // green </text:p>
      <text:p text:style-name="P9"><text:s text:c="7"/>1.0f, <text:s/>0.0f, <text:s/>0.0f, <text:s/>0.0f <text:s/>// blue </text:p>
      <text:p text:style-name="P9"><text:s text:c="3"/>}; </text:p>
      <text:p text:style-name="P9"/>
      <text:p text:style-name="P9"><text:s text:c="3"/>// Fill the queue with vertex information </text:p>
      <text:p text:style-name="P9"><text:s text:c="3"/>u_fifo_queue(fd, CommandPrimitive, 1); </text:p>
      <text:p text:style-name="P9"><text:s text:c="3"/>for(i = 0; i &lt; 3; ++i) { </text:p>
      <text:p text:style-name="P9"><text:s text:c="6"/>for(j = 0; j &lt; 4; ++j)</text:p>
      <text:p text:style-name="P9"><text:s text:c="9"/>u_fifo_queue(fd, VertexColor + j * 4, *(unsigned int*)&amp;colors[i][j]); </text:p>
      <text:p text:style-name="P9"><text:s text:c="6"/></text:p>
      <text:p text:style-name="P9"><text:s text:c="6"/>for(j = 0; j &lt; 4; ++j)</text:p>
      <text:p text:style-name="P9"><text:s text:c="9"/>u_fifo_queue(</text:p>
      <text:p text:style-name="P9"><text:s text:c="12"/>fd, VertexCoordinate + j * 4, *(unsigned int*)&amp;coordinates[i][j]); </text:p>
      <text:p text:style-name="P9"><text:s text:c="6"/>u_fifo_queue(fd, VertexEmit, 0); <text:s text:c="2"/></text:p>
      <text:p text:style-name="P9"><text:s text:c="3"/>} </text:p>
      <text:p text:style-name="P9"><text:s text:c="3"/>u_fifo_queue(fd, CommandPrimitive, 0); </text:p>
      <text:p text:style-name="P9"/>
      <text:p text:style-name="P9"><text:s text:c="3"/>u_fifo_queue(fd, RasterFlush, 0); </text:p>
      <text:p text:style-name="P9"><text:soft-page-break/><text:s text:c="3"/>ioctl(fd, FIFO_FLUSH, 0); </text:p>
      <text:p text:style-name="P9">} </text:p>
      <text:p text:style-name="P9"/>
      <text:p text:style-name="P9">void generate_coordinates(float *coords) { </text:p>
      <text:p text:style-name="P9"><text:s text:c="3"/>int i; </text:p>
      <text:p text:style-name="P9"><text:s text:c="3"/>for(i = 0; i &lt; 3; ++i) { </text:p>
      <text:p text:style-name="P9"><text:s text:c="6"/>coords[i*3 + 0] = 2.0f * drand48() - 1.0f; </text:p>
      <text:p text:style-name="P9"><text:s text:c="6"/>coords[i*3 + 1] = 2.0f * drand48() - 1.0f; </text:p>
      <text:p text:style-name="P9"><text:s text:c="6"/>coords[i*3 + 2] = 0.0f; </text:p>
      <text:p text:style-name="P9"><text:s text:c="3"/>} </text:p>
      <text:p text:style-name="P9">} </text:p>
      <text:p text:style-name="P9"/>
      <text:p text:style-name="P9">void generate_colors(float *colors) { </text:p>
      <text:p text:style-name="P9"><text:s text:c="3"/>int i; </text:p>
      <text:p text:style-name="P9"><text:s text:c="3"/>for(i = 0; i &lt; 3; ++i) { </text:p>
      <text:p text:style-name="P9"><text:s text:c="6"/>colors[i*3 + 0] = drand48(); </text:p>
      <text:p text:style-name="P9"><text:s text:c="6"/>colors[i*3 + 1] = drand48(); </text:p>
      <text:p text:style-name="P9"><text:s text:c="6"/>colors[i*3 + 2] = drand48(); </text:p>
      <text:p text:style-name="P9"><text:s text:c="3"/>} </text:p>
      <text:p text:style-name="P9">} </text:p>
      <text:p text:style-name="P9"/>
      <text:p text:style-name="P9">struct u_dma_header { </text:p>
      <text:p text:style-name="P9"><text:s text:c="3"/>uint32_t address: 14; </text:p>
      <text:p text:style-name="P9"><text:s text:c="3"/>uint32_t count: 10; </text:p>
      <text:p text:style-name="P9"><text:s text:c="3"/>uint32_t opcode: 8; </text:p>
      <text:p text:style-name="P9">}; </text:p>
      <text:p text:style-name="P9"/>
      <text:p text:style-name="P9">void dma_commands(int fd) { </text:p>
      <text:p text:style-name="P9"><text:s text:c="3"/>unsigned int i, j, k, *u_buff_base, *u_buff_curr; </text:p>
      <text:p text:style-name="P9"><text:s text:c="3"/>unsigned long byte_count; </text:p>
      <text:p text:style-name="P9"><text:s text:c="3"/>float colors[9], coords[9]; </text:p>
      <text:p text:style-name="P9"><text:s text:c="3"/>struct u_dma_header dma_header = { </text:p>
      <text:p text:style-name="P9"><text:s text:c="6"/>.address = 0x1045, </text:p>
      <text:p text:style-name="P9"><text:s text:c="6"/>.count = 0, </text:p>
      <text:p text:style-name="P9"><text:s text:c="6"/>.opcode = 0x14 </text:p>
      <text:p text:style-name="P9"><text:s text:c="3"/>}; </text:p>
      <text:p text:style-name="P9"/>
      <text:p text:style-name="P9"><text:s text:c="3"/>srand(time(NULL)); </text:p>
      <text:p text:style-name="P9"><text:s text:c="3"/>if(ioctl(fd, BIND_DMA, &amp;u_buff_base))</text:p>
      <text:p text:style-name="P9"><text:s text:c="6"/>die_with_message("BIND_DMA call to ioctl failed."); </text:p>
      <text:p text:style-name="P9"/>
      <text:p text:style-name="P9"><text:s text:c="3"/>for(i = 0; i &lt; U_NUM_BUFFS; ++i) { </text:p>
      <text:p text:style-name="P9"><text:s text:c="6"/>u_buff_curr = u_buff_base + 1; </text:p>
      <text:p text:style-name="P9"><text:s text:c="6"/>dma_header.count = byte_count = 0; </text:p>
      <text:p text:style-name="P9"/>
      <text:p text:style-name="P9"><text:s text:c="6"/>for(j = 0; j &lt; U_NUM_TRIANGLES; ++j) { </text:p>
      <text:p text:style-name="P9"><text:s text:c="9"/>generate_colors(colors); </text:p>
      <text:p text:style-name="P9"><text:s text:c="9"/>generate_coordinates(coords); </text:p>
      <text:p text:style-name="P9"/>
      <text:p text:style-name="P9"><text:s text:c="9"/>for(k = 0; k &lt; 3; ++k) { </text:p>
      <text:p text:style-name="P9"><text:s text:c="12"/>*(u_buff_curr++) = *(unsigned int*)&amp;colors[k*3 + 0]; </text:p>
      <text:p text:style-name="P9"><text:s text:c="12"/>*(u_buff_curr++) = *(unsigned int*)&amp;colors[k*3 + 1]; </text:p>
      <text:p text:style-name="P9"><text:s text:c="12"/>*(u_buff_curr++) = *(unsigned int*)&amp;colors[k*3 + 2]; </text:p>
      <text:p text:style-name="P9"><text:s text:c="9"/>} </text:p>
      <text:p text:style-name="P9"/>
      <text:p text:style-name="P9"/>
      <text:p text:style-name="P9"><text:s text:c="9"/>for(k = 0; k &lt; 3; ++k) { </text:p>
      <text:p text:style-name="P9"><text:s text:c="12"/>*(u_buff_curr++) = *(unsigned int*)&amp;coords[k*3 + 0]; </text:p>
      <text:p text:style-name="P9"><text:s text:c="12"/>*(u_buff_curr++) = *(unsigned int*)&amp;coords[k*3 + 1]; </text:p>
      <text:p text:style-name="P9"><text:s text:c="12"/>*(u_buff_curr++) = *(unsigned int*)&amp;coords[k*3 + 2]; </text:p>
      <text:p text:style-name="P9"><text:s text:c="9"/>} </text:p>
      <text:p text:style-name="P9"/>
      <text:p text:style-name="P9"><text:s text:c="9"/>dma_header.count += 3; </text:p>
      <text:p text:style-name="P9"><text:s text:c="9"/>byte_count += 72; </text:p>
      <text:p text:style-name="P9"><text:soft-page-break/><text:s text:c="6"/>} </text:p>
      <text:p text:style-name="P9"/>
      <text:p text:style-name="P9"><text:s text:c="6"/>*u_buff_base = *(unsigned int *)&amp;dma_header; // Prepend the header. </text:p>
      <text:p text:style-name="P9"><text:s text:c="6"/>u_buff_base = (unsigned int*)byte_count; <text:s text:c="4"/>// Pull double-duty </text:p>
      <text:p text:style-name="P9"><text:s text:c="51"/>// as the buffer byte size. </text:p>
      <text:p text:style-name="P9"/>
      <text:p text:style-name="P9"><text:s text:c="6"/>u_fifo_queue(fd, RasterFlush, 0); </text:p>
      <text:p text:style-name="P9"><text:s text:c="6"/>ioctl(fd, FIFO_FLUSH, 0); </text:p>
      <text:p text:style-name="P9"><text:s text:c="6"/>if(ioctl(fd, START_DMA, &amp;u_buff_base))</text:p>
      <text:p text:style-name="P9"><text:s text:c="9"/>die_with_message("START_DMA call to ioctl failed."); </text:p>
      <text:p text:style-name="P9"><text:s text:c="3"/>} </text:p>
      <text:p text:style-name="P9"><text:s text:c="3"/>u_fifo_queue(fd, RasterFlush, 0); </text:p>
      <text:p text:style-name="P9"><text:s text:c="3"/>ioctl(fd, FIFO_FLUSH, 0); </text:p>
      <text:p text:style-name="P9"><text:s text:c="3"/>ioctl(fd, UNBIND_DMA, 0); </text:p>
      <text:p text:style-name="P9">} </text:p>
      <text:p text:style-name="P9"/>
      <text:p text:style-name="P9">int main(int argc, char **argv) { </text:p>
      <text:p text:style-name="P9"><text:s text:c="3"/>int fd, mode = 0; </text:p>
      <text:p text:style-name="P9"/>
      <text:p text:style-name="P9"><text:s text:c="3"/>// Parse potential command-line argument. </text:p>
      <text:p text:style-name="P9"><text:s text:c="3"/>if(argc &gt; 2) die_with_message("Invalid number of command-line arguments."); </text:p>
      <text:p text:style-name="P9"><text:s text:c="3"/>if(argc == 2) mode = atoi(argv[1]); </text:p>
      <text:p text:style-name="P9"/>
      <text:p text:style-name="P9"><text:s text:c="3"/>// Open the character device. </text:p>
      <text:p text:style-name="P9"><text:s text:c="3"/>fd = open("/dev/kyouko3", O_RDWR); </text:p>
      <text:p text:style-name="P9"><text:s text:c="3"/>if(fd &lt; 0) die_with_message("Character device was unable to be opened."); </text:p>
      <text:p text:style-name="P9"/>
      <text:p text:style-name="P9"><text:s text:c="3"/>// Run graphics commands. </text:p>
      <text:p text:style-name="P9"><text:s text:c="3"/>ioctl(fd, VMODE, GRAPHICS_ON); </text:p>
      <text:p text:style-name="P9"><text:s text:c="3"/>if(mode == 0) fifo_commands(fd); </text:p>
      <text:p text:style-name="P9"><text:s text:c="3"/>else <text:s text:c="9"/>dma_commands(fd); </text:p>
      <text:p text:style-name="P9"><text:s text:c="3"/>sleep(3); </text:p>
      <text:p text:style-name="P9"><text:s text:c="3"/>ioctl(fd, VMODE, GRAPHICS_OFF); </text:p>
      <text:p text:style-name="P9"/>
      <text:p text:style-name="P9"><text:s text:c="3"/>close(fd); </text:p>
      <text:p text:style-name="P10">}</text:p>
      <text:p text:style-name="P14">// END OF USER CO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rop_20_Caps" style:display-name="Drop Caps" style:family="text"/>
    <style:style style:name="Caption_20_characters" style:display-name="Caption character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ew Pfister</meta:initial-creator>
    <meta:creation-date>2017-03-01T20:54:32.244452031</meta:creation-date>
    <dc:date>2017-03-02T14:38:46.788923254</dc:date>
    <meta:editing-duration>PT1H12S</meta:editing-duration>
    <meta:editing-cycles>12</meta:editing-cycles>
    <meta:generator>LibreOffice/5.1.6.2$Linux_X86_64 LibreOffice_project/10m0$Build-2</meta:generator>
    <meta:printed-by>Matthew Pfister</meta:printed-by>
    <meta:print-date>2017-03-01T22:06:44.740662741</meta:print-date>
    <meta:document-statistic meta:table-count="0" meta:image-count="0" meta:object-count="0" meta:page-count="14" meta:paragraph-count="645" meta:word-count="2114" meta:character-count="20767" meta:non-whitespace-character-count="16007"/>
  </office:meta>
</office:document-meta>
</file>